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30000668A0000910550CB89FF.svm"/>
  <manifest:file-entry manifest:media-type="" manifest:full-path="Pictures/200000130000668A000091050C147282.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gr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text:p>
      <text:p text:style-name="P2"/>
      <text:p text:style-name="P2">The goal of our project was to create an open source tool that was fast, convenient, easy to use and produced a usable comparison of two XML files. This is the accomplishment of the FastXMLDiff application.</text:p>
      <text:p text:style-name="P2">FastXMLDiff is written in C++ using classes from the Qt libraries for the functions and GUI aspects.</text:p>
      <text:p text:style-name="P2">The core of the algorithm we used recurses down the XML trees and produces another tree consisting of the Union of the old and new documents with annotative attributes stating if the node has been added, deleted or modified. The result is a new XML tree that can be usually opened with the original application the files stemmed from. The exception comes when programs such as Inkscape does not know how to handle the additional tags added by FastXMLDiff. In these cases removing the unrecognized tags should result in a working document.</text:p>
      <text:p text:style-name="P2">Our application is versatile and can be used on multiple platforms such as KDE, Fedora, Ubuntu, though it has not been tested on MAC OS or Windows. In addition, we believe the application can be easily modularized and converted to a library for use within other applications.</text:p>
      <text:p text:style-name="P2">The program uses a simple GUI to display a small dialog box that can be filled in by the user with the use of browse buttons to locate files, or from the command line if the name of the files are already known.</text:p>
      <text:p text:style-name="P2"/>
      <text:p text:style-name="P4">Example</text:p>
      <text:p text:style-name="P4"><text:span text:style-name="T2"/></text:p>
      <text:p text:style-name="P4"><text:span text:style-name="T2">As a demonstration of how FasXMLDiff works we created two sample images that work using SVG, a form of XML. These files represent the old and new versions of an image file:</text:span></text:p>
      <text:p text:style-name="P4"><draw:frame text:anchor-type="paragraph" draw:z-index="0" draw:style-name="gr1" draw:text-style-name="P8" svg:width="1.3425in" svg:height="1.898in" svg:x="1.1126in" svg:y="0.0071in"><draw:image xlink:href="Pictures/200000130000668A000091050C147282.svm" xlink:type="simple" xlink:show="embed" xlink:actuate="onLoad"><text:p/></draw:image></draw:frame><text:span text:style-name="T2"/></text:p>
      <text:p text:style-name="P4"><text:span text:style-name="T1"><text:s text:c="6"/>OLD:</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draw:frame text:anchor-type="paragraph" draw:z-index="1" draw:style-name="gr2" draw:text-style-name="P8" svg:width="1.3559in" svg:height="1.9177in" svg:x="1.1543in" svg:y="0.0764in"><draw:image xlink:href="Pictures/200000130000668A0000910550CB89FF.svm" xlink:type="simple" xlink:show="embed" xlink:actuate="onLoad"><text:p/></draw:image></draw:frame><text:span text:style-name="T2"/></text:p>
      <text:p text:style-name="P6"><text:span text:style-name="T2"><text:tab/></text:span></text:p>
      <text:p text:style-name="P6"><text:span text:style-name="T2"><text:tab/></text:span><text:span text:style-name="T1">NEW:</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7"><text:span text:style-name="T1"/></text:p>
      <text:p text:style-name="P7"><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2T21:49:56</meta:creation-date>
    <meta:editing-duration>PT01H22M41S</meta:editing-duration>
    <meta:editing-cycles>3</meta:editing-cycles>
    <meta:generator>OpenOffice.org/3.2$Linux OpenOffice.org_project/320m12$Build-9483</meta:generator>
    <dc:date>2011-05-03T17:56:24</dc:date>
    <meta:document-statistic meta:table-count="0" meta:image-count="0" meta:object-count="0" meta:page-count="1" meta:paragraph-count="11" meta:word-count="271" meta:character-count="1538"/>
  </office:meta>
</office:document-meta>
</file>